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254.75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309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324.99pt"/>
    </style:style>
    <style:style style:name="co10" style:family="table-column">
      <style:table-column-properties fo:break-before="auto" style:column-width="84.9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261.16pt"/>
    </style:style>
    <style:style style:name="co13" style:family="table-column">
      <style:table-column-properties fo:break-before="auto" style:column-width="84.1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291.8pt"/>
    </style:style>
    <style:style style:name="co16" style:family="table-column">
      <style:table-column-properties fo:break-before="auto" style:column-width="73.5pt"/>
    </style:style>
    <style:style style:name="co17" style:family="table-column">
      <style:table-column-properties fo:break-before="auto" style:column-width="71.74pt"/>
    </style:style>
    <style:style style:name="co18" style:family="table-column">
      <style:table-column-properties fo:break-before="auto" style:column-width="236.2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9.6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Government_20_Subsidies">
      <style:table-properties table:display="true" style:writing-mode="lr-tb"/>
    </style:style>
    <style:style style:name="ta5" style:family="table" style:master-page-name="PageStyle_5f_Project_20_Expenditure">
      <style:table-properties table:display="true" style:writing-mode="lr-tb"/>
    </style:style>
    <style:style style:name="ta6" style:family="table" style:master-page-name="PageStyle_5f_Municipaliti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Content">
      <style:table-cell-properties fo:border-bottom="none" fo:border-left="0.06pt solid #000000" fo:border-right="none" fo:border-top="none"/>
    </style:style>
    <style:style style:name="ce5" style:family="table-cell" style:parent-style-name="Subtotal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Subtotal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Heading1">
      <style:table-cell-properties fo:border-bottom="0.06pt solid #000000" fo:border-left="none" fo:border-right="none" fo:border-top="0.06pt solid #000000"/>
    </style:style>
    <style:style style:name="ce8" style:family="table-cell" style:parent-style-name="Subtotal">
      <style:table-cell-properties fo:border-bottom="0.06pt solid #000000" fo:border-left="none" fo:border-right="none" fo:border-top="0.06pt solid #000000"/>
    </style:style>
    <style:style style:name="ce9" style:family="table-cell" style:parent-style-name="Heading1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Content">
      <style:table-cell-properties fo:border-bottom="none" fo:border-left="none" fo:border-right="0.06pt solid #000000" fo:border-top="none"/>
    </style:style>
    <style:style style:name="ce11" style:family="table-cell" style:parent-style-name="Subtotal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Subtotal">
      <style:table-cell-properties fo:border-bottom="none" fo:border-left="0.06pt solid #000000" fo:border-right="none" fo:border-top="none"/>
    </style:style>
    <style:style style:name="ce13" style:family="table-cell" style:parent-style-name="Subtotal">
      <style:table-cell-properties fo:border-bottom="none" fo:border-left="none" fo:border-right="0.06pt solid #000000" fo:border-top="none"/>
    </style:style>
    <style:style style:name="ce14" style:family="table-cell" style:parent-style-name="Content">
      <style:table-cell-properties fo:border-bottom="0.06pt solid #000000" fo:border-left="0.06pt solid #000000" fo:border-right="none" fo:border-top="none"/>
    </style:style>
    <style:style style:name="ce15" style:family="table-cell" style:parent-style-name="Content">
      <style:table-cell-properties fo:border-bottom="0.06pt solid #000000" fo:border-left="none" fo:border-right="none" fo:border-top="none"/>
    </style:style>
    <style:style style:name="ce16" style:family="table-cell" style:parent-style-name="Conten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Heading" office:value-type="string" calcext:value-type="string">
            <text:p>Table 1</text:p>
          </table:table-cell>
          <table:table-cell table:number-columns-repeated="1022"/>
        </table:table-row>
        <table:table-row table:style-name="ro1">
          <table:table-cell/>
          <table:table-cell table:style-name="Heading" office:value-type="string" calcext:value-type="string">
            <text:p>Total State Revenue &amp; Expenditure</text:p>
          </table:table-cell>
          <table:table-cell table:number-columns-repeated="1022"/>
        </table:table-row>
        <table:table-row table:style-name="ro1">
          <table:table-cell/>
          <table:table-cell table:style-name="Heading" office:value-type="string" calcext:value-type="string">
            <text:p>for The Fiscal Years 2013 &amp; 201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VENUE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Oil &amp; Gas Revenue</text:p>
          </table:table-cell>
          <table:table-cell table:style-name="Content" office:value-type="float" office:value="3385796000" calcext:value-type="float">
            <text:p>3,385,796,000 </text:p>
          </table:table-cell>
          <table:table-cell table:style-name="ce10" office:value-type="float" office:value="3305934600" calcext:value-type="float">
            <text:p>3,305,934,600 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Future Generations Fund</text:p>
          </table:table-cell>
          <table:table-cell table:style-name="Content" office:value-type="float" office:value="-21000000" calcext:value-type="float">
            <text:p>(21,000,000)</text:p>
          </table:table-cell>
          <table:table-cell table:style-name="ce10" office:value-type="float" office:value="-21000000" calcext:value-type="float">
            <text:p>(21,000,000)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Oil &amp; Gas Subsidies in Local Market</text:p>
          </table:table-cell>
          <table:table-cell table:style-name="Content" office:value-type="float" office:value="-960596000" calcext:value-type="float">
            <text:p>(960,596,000)</text:p>
          </table:table-cell>
          <table:table-cell table:style-name="ce10" office:value-type="float" office:value="-878334600" calcext:value-type="float">
            <text:p>(878,334,600)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Net Oil &amp; Gas Revenue</text:p>
          </table:table-cell>
          <table:table-cell table:style-name="ce8" table:formula="of:=SUBTOTAL(9;[.C10:.C12])" office:value-type="float" office:value="2404200000" calcext:value-type="float">
            <text:p>2,404,200,000 </text:p>
          </table:table-cell>
          <table:table-cell table:style-name="ce11" table:formula="of:=SUBTOTAL(9;[.D10:.D12])" office:value-type="float" office:value="2406600000" calcext:value-type="float">
            <text:p>2,406,600,000 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Non Oil Revenue</text:p>
          </table:table-cell>
          <table:table-cell table:style-name="Content" office:value-type="float" office:value="351505000" calcext:value-type="float">
            <text:p>351,505,000 </text:p>
          </table:table-cell>
          <table:table-cell table:style-name="ce10" office:value-type="float" office:value="346692000" calcext:value-type="float">
            <text:p>346,692,000 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Grants</text:p>
          </table:table-cell>
          <table:table-cell table:style-name="Content" table:formula="of:=[Revenue.C47]" office:value-type="float" office:value="37600000" calcext:value-type="float">
            <text:p>37,600,000 </text:p>
          </table:table-cell>
          <table:table-cell table:style-name="ce10" table:formula="of:=[Revenue.D47]" office:value-type="float" office:value="37600000" calcext:value-type="float">
            <text:p>37,600,000 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Total Revenue</text:p>
          </table:table-cell>
          <table:table-cell table:style-name="ce8" table:formula="of:=SUBTOTAL(9;[.C10:.C15])" office:value-type="float" office:value="2793305000" calcext:value-type="float">
            <text:p>2,793,305,000 </text:p>
          </table:table-cell>
          <table:table-cell table:style-name="ce11" table:formula="of:=SUBTOTAL(9;[.D10:.D15])" office:value-type="float" office:value="2790892000" calcext:value-type="float">
            <text:p>2,790,892,000 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XPENDITUR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Recurrent Expenditures</text:p>
          </table:table-cell>
          <table:table-cell table:style-name="Content" office:value-type="float" office:value="2495965000" calcext:value-type="float">
            <text:p>2,495,965,000 </text:p>
          </table:table-cell>
          <table:table-cell table:style-name="ce10" office:value-type="float" office:value="2391814000" calcext:value-type="float">
            <text:p>2,391,814,000 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Government Subsidies</text:p>
          </table:table-cell>
          <table:table-cell table:style-name="Content" table:formula="of:=['Government Subsidies'.C18]" office:value-type="float" office:value="660778000" calcext:value-type="float">
            <text:p>660,778,000 </text:p>
          </table:table-cell>
          <table:table-cell table:style-name="ce10" table:formula="of:=['Government Subsidies'.D18]" office:value-type="float" office:value="660778000" calcext:value-type="float">
            <text:p>660,778,000 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Total Recurrent Expenditure</text:p>
          </table:table-cell>
          <table:table-cell table:style-name="ce8" table:formula="of:=SUBTOTAL(9;[.C22:.C23])" office:value-type="float" office:value="3156743000" calcext:value-type="float">
            <text:p>3,156,743,000 </text:p>
          </table:table-cell>
          <table:table-cell table:style-name="ce11" table:formula="of:=SUBTOTAL(9;[.D22:.D23])" office:value-type="float" office:value="3052592000" calcext:value-type="float">
            <text:p>3,052,592,000 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Projects Expenditure</text:p>
          </table:table-cell>
          <table:table-cell table:style-name="Content" table:formula="of:=['Project Expenditure'.C46]" office:value-type="float" office:value="551000000" calcext:value-type="float">
            <text:p>551,000,000 </text:p>
          </table:table-cell>
          <table:table-cell table:style-name="ce10" table:formula="of:=['Project Expenditure'.D46]" office:value-type="float" office:value="571500000" calcext:value-type="float">
            <text:p>571,500,000 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Total Expenditure</text:p>
          </table:table-cell>
          <table:table-cell table:style-name="ce8" table:formula="of:=SUBTOTAL(9;[.C22:.C25])" office:value-type="float" office:value="3707743000" calcext:value-type="float">
            <text:p>3,707,743,000 </text:p>
          </table:table-cell>
          <table:table-cell table:style-name="ce11" table:formula="of:=SUBTOTAL(9;[.D22:.D25])" office:value-type="float" office:value="3624092000" calcext:value-type="float">
            <text:p>3,624,092,000 </text:p>
          </table:table-cell>
          <table:table-cell table:number-columns-repeated="1020"/>
        </table:table-row>
        <table:table-row table:style-name="ro3">
          <table:table-cell/>
          <table:table-cell table:style-name="Content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Surplus / (Deficit)</text:p>
          </table:table-cell>
          <table:table-cell table:style-name="ce8" table:formula="of:=[.C16]-[.C26]" office:value-type="float" office:value="-914438000" calcext:value-type="float">
            <text:p>(914,438,000)</text:p>
          </table:table-cell>
          <table:table-cell table:style-name="ce11" table:formula="of:=[.D16]-[.D26]" office:value-type="float" office:value="-833200000" calcext:value-type="float">
            <text:p>(833,200,000)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enu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4"/>
        <table:table-column table:style-name="co7" table:default-cell-style-name="Content"/>
        <table:table-column table:style-name="co7" table:default-cell-style-name="ce10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Revenu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13 &amp; 2014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-group>
          <table:table-row table:style-name="ro2">
            <table:table-cell/>
            <table:table-cell table:style-name="ce12" office:value-type="string" calcext:value-type="string">
              <text:p>Oil &amp; Gas Sector</text:p>
            </table:table-cell>
            <table:table-cell table:style-name="Subtotal" table:formula="of:=SUBTOTAL(9;[.C9:.C11])" office:value-type="float" office:value="2404200000" calcext:value-type="float">
              <text:p>2,404,200,000 </text:p>
            </table:table-cell>
            <table:table-cell table:style-name="ce13" table:formula="of:=SUBTOTAL(9;[.D9:.D11])" office:value-type="float" office:value="2406600000" calcext:value-type="float">
              <text:p>2,406,60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Net Oil Revenue</text:p>
              </table:table-cell>
              <table:table-cell office:value-type="float" office:value="1958138000" calcext:value-type="float">
                <text:p>1,958,138,000 </text:p>
              </table:table-cell>
              <table:table-cell office:value-type="float" office:value="1987430900" calcext:value-type="float">
                <text:p>1,987,430,9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Net Gas Revenue</text:p>
              </table:table-cell>
              <table:table-cell office:value-type="float" office:value="431476500" calcext:value-type="float">
                <text:p>431,476,500 </text:p>
              </table:table-cell>
              <table:table-cell office:value-type="float" office:value="405350400" calcext:value-type="float">
                <text:p>405,350,4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Oil Taxation &amp; Fees</text:p>
              </table:table-cell>
              <table:table-cell office:value-type="float" office:value="14585500" calcext:value-type="float">
                <text:p>14,585,500 </text:p>
              </table:table-cell>
              <table:table-cell office:value-type="float" office:value="13818700" calcext:value-type="float">
                <text:p>13,818,7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Public Administration Sector</text:p>
            </table:table-cell>
            <table:table-cell table:style-name="Subtotal" table:formula="of:=SUBTOTAL(9;[.C13:.C21])" office:value-type="float" office:value="170350000" calcext:value-type="float">
              <text:p>170,350,000 </text:p>
            </table:table-cell>
            <table:table-cell table:style-name="ce13" table:formula="of:=SUBTOTAL(9;[.D13:.D21])" office:value-type="float" office:value="169420000" calcext:value-type="float">
              <text:p>169,420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Interior</text:p>
              </table:table-cell>
              <table:table-cell office:value-type="float" office:value="34600000" calcext:value-type="float">
                <text:p>34,600,000 </text:p>
              </table:table-cell>
              <table:table-cell office:value-type="float" office:value="33922000" calcext:value-type="float">
                <text:p>33,922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Legislation &amp; Legal Opinion Commission</text:p>
              </table:table-cell>
              <table:table-cell table:number-columns-repeated="2" office:value-type="float" office:value="5000" calcext:value-type="float">
                <text:p>5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Foreign Affairs</text:p>
              </table:table-cell>
              <table:table-cell office:value-type="float" office:value="1877000" calcext:value-type="float">
                <text:p>1,877,000 </text:p>
              </table:table-cell>
              <table:table-cell office:value-type="float" office:value="1876000" calcext:value-type="float">
                <text:p>1,876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Justice &amp; Islamic Affairs &amp; Awqaf (Justice Affairs)</text:p>
              </table:table-cell>
              <table:table-cell office:value-type="float" office:value="9498000" calcext:value-type="float">
                <text:p>9,498,000 </text:p>
              </table:table-cell>
              <table:table-cell office:value-type="float" office:value="9248000" calcext:value-type="float">
                <text:p>9,248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Justice &amp; Islamic Affairs &amp; Awqaf (Islamic Affairs)</text:p>
              </table:table-cell>
              <table:table-cell table:number-columns-repeated="2" office:value-type="float" office:value="10000" calcext:value-type="float">
                <text:p>1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ivil Service Bureau</text:p>
              </table:table-cell>
              <table:table-cell table:number-columns-repeated="2" office:value-type="float" office:value="5000" calcext:value-type="float">
                <text:p>5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entral Informatics &amp; Communications Organization</text:p>
              </table:table-cell>
              <table:table-cell table:number-columns-repeated="2" office:value-type="float" office:value="1503000" calcext:value-type="float">
                <text:p>1,503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Survey &amp; Land Registration Bureau</text:p>
              </table:table-cell>
              <table:table-cell office:value-type="float" office:value="11365000" calcext:value-type="float">
                <text:p>11,365,000 </text:p>
              </table:table-cell>
              <table:table-cell office:value-type="float" office:value="11364000" calcext:value-type="float">
                <text:p>11,364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ustoms Affairs</text:p>
              </table:table-cell>
              <table:table-cell table:number-columns-repeated="2" office:value-type="float" office:value="111487000" calcext:value-type="float">
                <text:p>111,487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Social Services Sector</text:p>
            </table:table-cell>
            <table:table-cell table:style-name="Subtotal" table:formula="of:=SUBTOTAL(9;[.C23:.C29])" office:value-type="float" office:value="30073000" calcext:value-type="float">
              <text:p>30,073,000 </text:p>
            </table:table-cell>
            <table:table-cell table:style-name="ce13" table:formula="of:=SUBTOTAL(9;[.D23:.D29])" office:value-type="float" office:value="29721000" calcext:value-type="float">
              <text:p>29,721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Education</text:p>
              </table:table-cell>
              <table:table-cell office:value-type="float" office:value="3198000" calcext:value-type="float">
                <text:p>3,198,000 </text:p>
              </table:table-cell>
              <table:table-cell office:value-type="float" office:value="3219000" calcext:value-type="float">
                <text:p>3,219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Health</text:p>
              </table:table-cell>
              <table:table-cell office:value-type="float" office:value="14925000" calcext:value-type="float">
                <text:p>14,925,000 </text:p>
              </table:table-cell>
              <table:table-cell office:value-type="float" office:value="14750000" calcext:value-type="float">
                <text:p>14,75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Labour</text:p>
              </table:table-cell>
              <table:table-cell office:value-type="float" office:value="2188000" calcext:value-type="float">
                <text:p>2,188,000 </text:p>
              </table:table-cell>
              <table:table-cell office:value-type="float" office:value="2126000" calcext:value-type="float">
                <text:p>2,126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General Organization for Youth &amp; Sports</text:p>
              </table:table-cell>
              <table:table-cell table:number-columns-repeated="2" office:value-type="float" office:value="35500" calcext:value-type="float">
                <text:p>35,5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Social Development</text:p>
              </table:table-cell>
              <table:table-cell table:number-columns-repeated="2" office:value-type="float" office:value="12500" calcext:value-type="float">
                <text:p>12,5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Information Affairs Authority</text:p>
              </table:table-cell>
              <table:table-cell office:value-type="float" office:value="1144000" calcext:value-type="float">
                <text:p>1,144,000 </text:p>
              </table:table-cell>
              <table:table-cell office:value-type="float" office:value="1074000" calcext:value-type="float">
                <text:p>1,074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Culture</text:p>
              </table:table-cell>
              <table:table-cell office:value-type="float" office:value="8570000" calcext:value-type="float">
                <text:p>8,570,000 </text:p>
              </table:table-cell>
              <table:table-cell office:value-type="float" office:value="8504000" calcext:value-type="float">
                <text:p>8,504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Economic Services Sector</text:p>
            </table:table-cell>
            <table:table-cell table:style-name="Subtotal" table:formula="of:=SUBTOTAL(9;[.C31:.C32])" office:value-type="float" office:value="8437000" calcext:value-type="float">
              <text:p>8,437,000 </text:p>
            </table:table-cell>
            <table:table-cell table:style-name="ce13" table:formula="of:=SUBTOTAL(9;[.D31:.D32])" office:value-type="float" office:value="8284000" calcext:value-type="float">
              <text:p>8,284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Industry &amp; Commerce</text:p>
              </table:table-cell>
              <table:table-cell office:value-type="float" office:value="8434000" calcext:value-type="float">
                <text:p>8,434,000 </text:p>
              </table:table-cell>
              <table:table-cell office:value-type="float" office:value="8282000" calcext:value-type="float">
                <text:p>8,282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Finance</text:p>
              </table:table-cell>
              <table:table-cell office:value-type="float" office:value="3000" calcext:value-type="float">
                <text:p>3,000 </text:p>
              </table:table-cell>
              <table:table-cell office:value-type="float" office:value="2000" calcext:value-type="float">
                <text:p>2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Infrastructure Sector</text:p>
            </table:table-cell>
            <table:table-cell table:style-name="Subtotal" table:formula="of:=SUBTOTAL(9;[.C34:.C36])" office:value-type="float" office:value="37911000" calcext:value-type="float">
              <text:p>37,911,000 </text:p>
            </table:table-cell>
            <table:table-cell table:style-name="ce13" table:formula="of:=SUBTOTAL(9;[.D34:.D36])" office:value-type="float" office:value="35836000" calcext:value-type="float">
              <text:p>35,836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Housing</text:p>
              </table:table-cell>
              <table:table-cell office:value-type="float" office:value="30000" calcext:value-type="float">
                <text:p>30,000 </text:p>
              </table:table-cell>
              <table:table-cell office:value-type="float" office:value="29000" calcext:value-type="float">
                <text:p>29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Works</text:p>
              </table:table-cell>
              <table:table-cell table:number-columns-repeated="2" office:value-type="float" office:value="393000" calcext:value-type="float">
                <text:p>393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Transportation</text:p>
              </table:table-cell>
              <table:table-cell office:value-type="float" office:value="37488000" calcext:value-type="float">
                <text:p>37,488,000 </text:p>
              </table:table-cell>
              <table:table-cell office:value-type="float" office:value="35414000" calcext:value-type="float">
                <text:p>35,414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Miscellaneous Budget</text:p>
            </table:table-cell>
            <table:table-cell table:style-name="Subtotal" table:formula="of:=SUBTOTAL(9;[.C38:.C39])" office:value-type="float" office:value="909000" calcext:value-type="float">
              <text:p>909,000 </text:p>
            </table:table-cell>
            <table:table-cell table:style-name="ce13" table:formula="of:=SUBTOTAL(9;[.D38:.D39])" office:value-type="float" office:value="849000" calcext:value-type="float">
              <text:p>849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Municipalities Affairs &amp; Urban Planning</text:p>
              </table:table-cell>
              <table:table-cell table:number-columns-repeated="2" office:value-type="float" office:value="330000" calcext:value-type="float">
                <text:p>33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Supreme Council for the Environment</text:p>
              </table:table-cell>
              <table:table-cell office:value-type="float" office:value="579000" calcext:value-type="float">
                <text:p>579,000 </text:p>
              </table:table-cell>
              <table:table-cell office:value-type="float" office:value="519000" calcext:value-type="float">
                <text:p>519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Transfer Budget</text:p>
            </table:table-cell>
            <table:table-cell table:style-name="Subtotal" table:formula="of:=SUBTOTAL(9;[.C41:.C45])" office:value-type="float" office:value="2715000" calcext:value-type="float">
              <text:p>2,715,000 </text:p>
            </table:table-cell>
            <table:table-cell table:style-name="ce13" table:formula="of:=SUBTOTAL(9;[.D41:.D45])" office:value-type="float" office:value="1472000" calcext:value-type="float">
              <text:p>1,472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Constitutional Court</text:p>
              </table:table-cell>
              <table:table-cell table:number-columns-repeated="2" office:value-type="float" office:value="4000" calcext:value-type="float">
                <text:p>4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E. Government Authority</text:p>
              </table:table-cell>
              <table:table-cell table:number-columns-repeated="2" office:value-type="float" office:value="100000" calcext:value-type="float">
                <text:p>1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Economic Development Board</text:p>
              </table:table-cell>
              <table:table-cell table:number-columns-repeated="2" office:value-type="float" office:value="12000" calcext:value-type="float">
                <text:p>12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Bahrain Institute for Public Administration</text:p>
              </table:table-cell>
              <table:table-cell office:value-type="float" office:value="919000" calcext:value-type="float">
                <text:p>919,000 </text:p>
              </table:table-cell>
              <table:table-cell office:value-type="float" office:value="823000" calcext:value-type="float">
                <text:p>823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Bahrain International Air Show</text:p>
              </table:table-cell>
              <table:table-cell office:value-type="float" office:value="1680000" calcext:value-type="float">
                <text:p>1,680,000 </text:p>
              </table:table-cell>
              <table:table-cell office:value-type="float" office:value="533000" calcext:value-type="float">
                <text:p>533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Accounts under MOF Control</text:p>
            </table:table-cell>
            <table:table-cell table:style-name="Subtotal" table:formula="of:=SUBTOTAL(9;[.C47:.C51])" office:value-type="float" office:value="138710000" calcext:value-type="float">
              <text:p>138,710,000 </text:p>
            </table:table-cell>
            <table:table-cell table:style-name="ce13" table:formula="of:=SUBTOTAL(9;[.D47:.D51])" office:value-type="float" office:value="138710000" calcext:value-type="float">
              <text:p>138,71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Grants</text:p>
              </table:table-cell>
              <table:table-cell table:number-columns-repeated="2" office:value-type="float" office:value="37600000" calcext:value-type="float">
                <text:p>37,6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Returns from Telecommunications Regulatory Authority</text:p>
              </table:table-cell>
              <table:table-cell table:number-columns-repeated="2" office:value-type="float" office:value="10000000" calcext:value-type="float">
                <text:p>10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Returns from National Oil &amp; Gas Holding Company</text:p>
              </table:table-cell>
              <table:table-cell table:number-columns-repeated="2" office:value-type="float" office:value="56400000" calcext:value-type="float">
                <text:p>56,4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Share from Labour Market Regulatory Authority Fees</text:p>
              </table:table-cell>
              <table:table-cell table:number-columns-repeated="2" office:value-type="float" office:value="25650000" calcext:value-type="float">
                <text:p>25,65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scellaneous Revenue</text:p>
              </table:table-cell>
              <table:table-cell table:number-columns-repeated="2" office:value-type="float" office:value="9060000" calcext:value-type="float">
                <text:p>9,060,00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8" table:formula="of:=SUBTOTAL(9;[.C8:.C51])" office:value-type="float" office:value="2793305000" calcext:value-type="float">
            <text:p>2,793,305,000 </text:p>
          </table:table-cell>
          <table:table-cell table:style-name="ce11" table:formula="of:=SUBTOTAL(9;[.D8:.D51])" office:value-type="float" office:value="2790892000" calcext:value-type="float">
            <text:p>2,790,892,000 </text:p>
          </table:table-cell>
          <table:table-cell table:number-columns-repeated="1020"/>
        </table:table-row>
        <table:table-row table:style-name="ro3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</table:table>
      <table:table table:name="Recurrent Expenditure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4"/>
        <table:table-column table:style-name="co10" table:default-cell-style-name="Content"/>
        <table:table-column table:style-name="co10" table:default-cell-style-name="ce10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Recurren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13 &amp; 2014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Public Administration Sector</text:p>
          </table:table-cell>
          <table:table-cell table:style-name="Subtotal" table:formula="of:=SUBTOTAL(9;[.C9:.C36])" office:value-type="float" office:value="1079748000" calcext:value-type="float">
            <text:p>1,079,748,000 </text:p>
          </table:table-cell>
          <table:table-cell table:style-name="ce13" table:formula="of:=SUBTOTAL(9;[.D9:.D36])" office:value-type="float" office:value="1009438000" calcext:value-type="float">
            <text:p>1,009,438,000 </text:p>
          </table:table-cell>
          <table:table-cell table:number-columns-repeated="1020"/>
        </table:table-row>
        <table:table-row-group>
          <table:table-row table:style-name="ro3">
            <table:table-cell/>
            <table:table-cell office:value-type="string" calcext:value-type="string">
              <text:p>The Court of H.R.H The Prime Minister</text:p>
            </table:table-cell>
            <table:table-cell table:number-columns-repeated="2" office:value-type="float" office:value="18151000" calcext:value-type="float">
              <text:p>18,151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First Deputy of H.R.H The Prime Minister Office</text:p>
            </table:table-cell>
            <table:table-cell table:number-columns-repeated="2" office:value-type="float" office:value="2000000" calcext:value-type="float">
              <text:p>2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Deputy of H.R.H The Prime Minister</text:p>
            </table:table-cell>
            <table:table-cell table:number-columns-repeated="2" office:value-type="float" office:value="1000000" calcext:value-type="float">
              <text:p>1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Deputy of H.R.H The Prime Minister</text:p>
            </table:table-cell>
            <table:table-cell table:number-columns-repeated="2" office:value-type="float" office:value="748000" calcext:value-type="float">
              <text:p>748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Deputy of H.R.H The Prime Minister</text:p>
            </table:table-cell>
            <table:table-cell table:number-columns-repeated="2" office:value-type="float" office:value="1175000" calcext:value-type="float">
              <text:p>1,175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Deputy of H.R.H The Prime Minister</text:p>
            </table:table-cell>
            <table:table-cell table:number-columns-repeated="2" office:value-type="float" office:value="600000" calcext:value-type="float">
              <text:p>6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Deputy of H.R.H The Prime Minister</text:p>
            </table:table-cell>
            <table:table-cell table:number-columns-repeated="2" office:value-type="float" office:value="195000" calcext:value-type="float">
              <text:p>195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Advisor to H.R.H The Prime Minister</text:p>
            </table:table-cell>
            <table:table-cell table:number-columns-repeated="2" office:value-type="float" office:value="141000" calcext:value-type="float">
              <text:p>141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Advisor to H.R.H The Prime Minister for Economic Affairs</text:p>
            </table:table-cell>
            <table:table-cell table:number-columns-repeated="2" office:value-type="float" office:value="126000" calcext:value-type="float">
              <text:p>126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Advisor to H.R.H The Prime Minister for Security Affairs</text:p>
            </table:table-cell>
            <table:table-cell table:number-columns-repeated="2" office:value-type="float" office:value="135000" calcext:value-type="float">
              <text:p>135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Advisor to H.R.H The Prime Minister for Industry &amp; Oil Affairs</text:p>
            </table:table-cell>
            <table:table-cell table:number-columns-repeated="2" office:value-type="float" office:value="126000" calcext:value-type="float">
              <text:p>126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er of State for Follow-up Affairs</text:p>
            </table:table-cell>
            <table:table-cell table:number-columns-repeated="2" office:value-type="float" office:value="359000" calcext:value-type="float">
              <text:p>359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Defence</text:p>
            </table:table-cell>
            <table:table-cell office:value-type="float" office:value="501980000" calcext:value-type="float">
              <text:p>501,980,000 </text:p>
            </table:table-cell>
            <table:table-cell office:value-type="float" office:value="464970000" calcext:value-type="float">
              <text:p>464,97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King Hamad University Hospital</text:p>
            </table:table-cell>
            <table:table-cell office:value-type="float" office:value="38000000" calcext:value-type="float">
              <text:p>38,000,000 </text:p>
            </table:table-cell>
            <table:table-cell office:value-type="float" office:value="35000000" calcext:value-type="float">
              <text:p>35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The General Commission for the Higher Defence Council</text:p>
            </table:table-cell>
            <table:table-cell table:number-columns-repeated="2" office:value-type="float" office:value="288000" calcext:value-type="float">
              <text:p>288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Interior</text:p>
            </table:table-cell>
            <table:table-cell office:value-type="float" office:value="355000000" calcext:value-type="float">
              <text:p>355,000,000 </text:p>
            </table:table-cell>
            <table:table-cell office:value-type="float" office:value="330000000" calcext:value-type="float">
              <text:p>330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National Security Agency</text:p>
            </table:table-cell>
            <table:table-cell office:value-type="float" office:value="27300000" calcext:value-type="float">
              <text:p>27,300,000 </text:p>
            </table:table-cell>
            <table:table-cell office:value-type="float" office:value="25000000" calcext:value-type="float">
              <text:p>25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Legislation &amp; Legal Opinion Commission</text:p>
            </table:table-cell>
            <table:table-cell table:number-columns-repeated="2" office:value-type="float" office:value="2375000" calcext:value-type="float">
              <text:p>2,375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Foreign Affairs</text:p>
            </table:table-cell>
            <table:table-cell table:number-columns-repeated="2" office:value-type="float" office:value="30246000" calcext:value-type="float">
              <text:p>30,246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Justice &amp; Islamic Affairs &amp; Awqaf (Justice Affairs)</text:p>
            </table:table-cell>
            <table:table-cell table:number-columns-repeated="2" office:value-type="float" office:value="12794000" calcext:value-type="float">
              <text:p>12,794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Supreme Judicial Council</text:p>
            </table:table-cell>
            <table:table-cell table:number-columns-repeated="2" office:value-type="float" office:value="8280000" calcext:value-type="float">
              <text:p>8,28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National Guard</text:p>
            </table:table-cell>
            <table:table-cell office:value-type="float" office:value="37200000" calcext:value-type="float">
              <text:p>37,200,000 </text:p>
            </table:table-cell>
            <table:table-cell office:value-type="float" office:value="34200000" calcext:value-type="float">
              <text:p>34,2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Cabinet Affairs</text:p>
            </table:table-cell>
            <table:table-cell table:number-columns-repeated="2" office:value-type="float" office:value="1684000" calcext:value-type="float">
              <text:p>1,684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Civil Service Bureau</text:p>
            </table:table-cell>
            <table:table-cell table:number-columns-repeated="2" office:value-type="float" office:value="5085000" calcext:value-type="float">
              <text:p>5,085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Central Informatics &amp; Communications Organization</text:p>
            </table:table-cell>
            <table:table-cell table:number-columns-repeated="2" office:value-type="float" office:value="8725000" calcext:value-type="float">
              <text:p>8,725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Justice &amp; Islamic Affairs &amp; Awqaf (Islamic Affairs)</text:p>
            </table:table-cell>
            <table:table-cell table:number-columns-repeated="2" office:value-type="float" office:value="4000000" calcext:value-type="float">
              <text:p>4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Survey &amp; Land Registration Bureau</text:p>
            </table:table-cell>
            <table:table-cell table:number-columns-repeated="2" office:value-type="float" office:value="6030000" calcext:value-type="float">
              <text:p>6,03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Customs Affairs</text:p>
            </table:table-cell>
            <table:table-cell table:number-columns-repeated="2" office:value-type="float" office:value="16005000" calcext:value-type="float">
              <text:p>16,005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ce12" office:value-type="string" calcext:value-type="string">
            <text:p>Social Service Sector</text:p>
          </table:table-cell>
          <table:table-cell table:style-name="Subtotal" table:formula="of:=SUBTOTAL(9;[.C38:.C47])" office:value-type="float" office:value="634172000" calcext:value-type="float">
            <text:p>634,172,000 </text:p>
          </table:table-cell>
          <table:table-cell table:style-name="ce13" table:formula="of:=SUBTOTAL(9;[.D38:.D47])" office:value-type="float" office:value="624172000" calcext:value-type="float">
            <text:p>624,172,000 </text:p>
          </table:table-cell>
          <table:table-cell table:number-columns-repeated="1020"/>
        </table:table-row>
        <table:table-row-group>
          <table:table-row table:style-name="ro3">
            <table:table-cell/>
            <table:table-cell office:value-type="string" calcext:value-type="string">
              <text:p>Ministry of Education</text:p>
            </table:table-cell>
            <table:table-cell office:value-type="float" office:value="330100000" calcext:value-type="float">
              <text:p>330,100,000 </text:p>
            </table:table-cell>
            <table:table-cell office:value-type="float" office:value="325100000" calcext:value-type="float">
              <text:p>325,1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Health</text:p>
            </table:table-cell>
            <table:table-cell office:value-type="float" office:value="218912000" calcext:value-type="float">
              <text:p>218,912,000 </text:p>
            </table:table-cell>
            <table:table-cell office:value-type="float" office:value="213912000" calcext:value-type="float">
              <text:p>213,912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Labour</text:p>
            </table:table-cell>
            <table:table-cell table:number-columns-repeated="2" office:value-type="float" office:value="6067000" calcext:value-type="float">
              <text:p>6,067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General Organization for Youth &amp; Sports</text:p>
            </table:table-cell>
            <table:table-cell table:number-columns-repeated="2" office:value-type="float" office:value="13093000" calcext:value-type="float">
              <text:p>13,093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Social Development</text:p>
            </table:table-cell>
            <table:table-cell table:number-columns-repeated="2" office:value-type="float" office:value="24000000" calcext:value-type="float">
              <text:p>24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er of State for Information Affairs</text:p>
            </table:table-cell>
            <table:table-cell table:number-columns-repeated="2" office:value-type="float" office:value="300000" calcext:value-type="float">
              <text:p>3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Human Rights Affairs</text:p>
            </table:table-cell>
            <table:table-cell table:number-columns-repeated="2" office:value-type="float" office:value="2000000" calcext:value-type="float">
              <text:p>2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Information Affairs Authority</text:p>
            </table:table-cell>
            <table:table-cell table:number-columns-repeated="2" office:value-type="float" office:value="19154000" calcext:value-type="float">
              <text:p>19,154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Culture</text:p>
            </table:table-cell>
            <table:table-cell table:number-columns-repeated="2" office:value-type="float" office:value="7535000" calcext:value-type="float">
              <text:p>7,535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General Secretariat for Youth &amp; Sports High Council</text:p>
            </table:table-cell>
            <table:table-cell table:number-columns-repeated="2" office:value-type="float" office:value="13011000" calcext:value-type="float">
              <text:p>13,011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ce12" office:value-type="string" calcext:value-type="string">
            <text:p>Economic Services Sector</text:p>
          </table:table-cell>
          <table:table-cell table:style-name="Subtotal" table:formula="of:=SUBTOTAL(9;[.C49:.C51])" office:value-type="float" office:value="22713000" calcext:value-type="float">
            <text:p>22,713,000 </text:p>
          </table:table-cell>
          <table:table-cell table:style-name="ce13" table:formula="of:=SUBTOTAL(9;[.D49:.D51])" office:value-type="float" office:value="22713000" calcext:value-type="float">
            <text:p>22,713,000 </text:p>
          </table:table-cell>
          <table:table-cell table:number-columns-repeated="1020"/>
        </table:table-row>
        <table:table-row-group>
          <table:table-row table:style-name="ro3">
            <table:table-cell/>
            <table:table-cell office:value-type="string" calcext:value-type="string">
              <text:p>Ministry of Industry &amp; Commerce</text:p>
            </table:table-cell>
            <table:table-cell table:number-columns-repeated="2" office:value-type="float" office:value="11723000" calcext:value-type="float">
              <text:p>11,723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National Oil &amp; Gas Authority</text:p>
            </table:table-cell>
            <table:table-cell table:number-columns-repeated="2" office:value-type="float" office:value="2652000" calcext:value-type="float">
              <text:p>2,652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Finance</text:p>
            </table:table-cell>
            <table:table-cell table:number-columns-repeated="2" office:value-type="float" office:value="8338000" calcext:value-type="float">
              <text:p>8,338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ce12" office:value-type="string" calcext:value-type="string">
            <text:p>Infrastructure Sector</text:p>
          </table:table-cell>
          <table:table-cell table:style-name="Subtotal" table:formula="of:=SUBTOTAL(9;[.C53:.C58])" office:value-type="float" office:value="415458000" calcext:value-type="float">
            <text:p>415,458,000 </text:p>
          </table:table-cell>
          <table:table-cell table:style-name="ce13" table:formula="of:=SUBTOTAL(9;[.D53:.D58])" office:value-type="float" office:value="415448000" calcext:value-type="float">
            <text:p>415,448,000 </text:p>
          </table:table-cell>
          <table:table-cell table:number-columns-repeated="1020"/>
        </table:table-row>
        <table:table-row-group>
          <table:table-row table:style-name="ro3">
            <table:table-cell/>
            <table:table-cell office:value-type="string" calcext:value-type="string">
              <text:p>Ministry of Housing</text:p>
            </table:table-cell>
            <table:table-cell table:number-columns-repeated="2" office:value-type="float" office:value="5000000" calcext:value-type="float">
              <text:p>5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er of State for Electricity &amp; Water Affairs</text:p>
            </table:table-cell>
            <table:table-cell table:number-columns-repeated="2" office:value-type="float" office:value="300000" calcext:value-type="float">
              <text:p>3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inistry of Works</text:p>
            </table:table-cell>
            <table:table-cell table:number-columns-repeated="2" office:value-type="float" office:value="29938000" calcext:value-type="float">
              <text:p>29,938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Electricity &amp; Water Authority</text:p>
            </table:table-cell>
            <table:table-cell table:number-columns-repeated="2" office:value-type="float" office:value="350000000" calcext:value-type="float">
              <text:p>350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Transportation</text:p>
            </table:table-cell>
            <table:table-cell office:value-type="float" office:value="29920000" calcext:value-type="float">
              <text:p>29,920,000 </text:p>
            </table:table-cell>
            <table:table-cell office:value-type="float" office:value="29910000" calcext:value-type="float">
              <text:p>29,91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er of State for Communication Affairs</text:p>
            </table:table-cell>
            <table:table-cell table:number-columns-repeated="2" office:value-type="float" office:value="300000" calcext:value-type="float">
              <text:p>300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ce12" office:value-type="string" calcext:value-type="string">
            <text:p>Miscellaneous Budget</text:p>
          </table:table-cell>
          <table:table-cell table:style-name="Subtotal" table:formula="of:=SUBTOTAL(9;[.C60:.C65])" office:value-type="float" office:value="35822000" calcext:value-type="float">
            <text:p>35,822,000 </text:p>
          </table:table-cell>
          <table:table-cell table:style-name="ce13" table:formula="of:=SUBTOTAL(9;[.D60:.D65])" office:value-type="float" office:value="34822000" calcext:value-type="float">
            <text:p>34,822,000 </text:p>
          </table:table-cell>
          <table:table-cell table:number-columns-repeated="1020"/>
        </table:table-row>
        <table:table-row-group>
          <table:table-row table:style-name="ro3">
            <table:table-cell/>
            <table:table-cell office:value-type="string" calcext:value-type="string">
              <text:p>Ministry of Municipalities Affairs &amp; Urban Planning</text:p>
            </table:table-cell>
            <table:table-cell table:number-columns-repeated="2" office:value-type="float" office:value="11744000" calcext:value-type="float">
              <text:p>11,744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Rashed Club for Equestrian &amp; Horse Racing</text:p>
            </table:table-cell>
            <table:table-cell table:number-columns-repeated="2" office:value-type="float" office:value="1452000" calcext:value-type="float">
              <text:p>1,452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Supreme Council for the Environment</text:p>
            </table:table-cell>
            <table:table-cell table:number-columns-repeated="2" office:value-type="float" office:value="4428000" calcext:value-type="float">
              <text:p>4,428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Mohammed bin Khalifa Al Khalifa Cardiac Center</text:p>
            </table:table-cell>
            <table:table-cell office:value-type="float" office:value="15700000" calcext:value-type="float">
              <text:p>15,700,000 </text:p>
            </table:table-cell>
            <table:table-cell office:value-type="float" office:value="14700000" calcext:value-type="float">
              <text:p>14,7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Ministry of Shura Council &amp; Representatives Council Affairs</text:p>
            </table:table-cell>
            <table:table-cell table:number-columns-repeated="2" office:value-type="float" office:value="1450000" calcext:value-type="float">
              <text:p>1,45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Tender &amp; Auctions Board</text:p>
            </table:table-cell>
            <table:table-cell table:number-columns-repeated="2" office:value-type="float" office:value="1048000" calcext:value-type="float">
              <text:p>1,048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ce12" office:value-type="string" calcext:value-type="string">
            <text:p>Transfer Budget</text:p>
          </table:table-cell>
          <table:table-cell table:style-name="Subtotal" table:formula="of:=SUBTOTAL(9;[.C67:.C118])" office:value-type="float" office:value="876886000" calcext:value-type="float">
            <text:p>876,886,000 </text:p>
          </table:table-cell>
          <table:table-cell table:style-name="ce13" table:formula="of:=SUBTOTAL(9;[.D67:.D118])" office:value-type="float" office:value="857089000" calcext:value-type="float">
            <text:p>857,089,000 </text:p>
          </table:table-cell>
          <table:table-cell table:number-columns-repeated="1020"/>
        </table:table-row>
        <table:table-row-group>
          <table:table-row table:style-name="ro4">
            <table:table-cell/>
            <table:table-cell office:value-type="string" calcext:value-type="string">
              <text:p>Municipality Councils</text:p>
            </table:table-cell>
            <table:table-cell table:number-columns-repeated="2" office:value-type="float" office:value="612000" calcext:value-type="float">
              <text:p>612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Constitutional Court</text:p>
            </table:table-cell>
            <table:table-cell office:value-type="float" office:value="2240000" calcext:value-type="float">
              <text:p>2,240,000 </text:p>
            </table:table-cell>
            <table:table-cell office:value-type="float" office:value="2361000" calcext:value-type="float">
              <text:p>2,361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Alimony Fund</text:p>
            </table:table-cell>
            <table:table-cell table:number-columns-repeated="2" office:value-type="float" office:value="250000" calcext:value-type="float">
              <text:p>25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Chamber for Dispute Resolution</text:p>
            </table:table-cell>
            <table:table-cell table:number-columns-repeated="2" office:value-type="float" office:value="1500000" calcext:value-type="float">
              <text:p>1,5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E. Government Authority</text:p>
            </table:table-cell>
            <table:table-cell table:number-columns-repeated="2" office:value-type="float" office:value="4072000" calcext:value-type="float">
              <text:p>4,072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National Health Regulatory Authority</text:p>
            </table:table-cell>
            <table:table-cell table:number-columns-repeated="2" office:value-type="float" office:value="1500000" calcext:value-type="float">
              <text:p>1,5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Sunni Awqaf</text:p>
            </table:table-cell>
            <table:table-cell table:number-columns-repeated="2" office:value-type="float" office:value="2700000" calcext:value-type="float">
              <text:p>2,7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Ja'afari Awqaf</text:p>
            </table:table-cell>
            <table:table-cell table:number-columns-repeated="2" office:value-type="float" office:value="2700000" calcext:value-type="float">
              <text:p>2,7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Bourse</text:p>
            </table:table-cell>
            <table:table-cell table:number-columns-repeated="2" office:value-type="float" office:value="2000000" calcext:value-type="float">
              <text:p>2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University of Bahrain</text:p>
            </table:table-cell>
            <table:table-cell table:number-columns-repeated="2" office:value-type="float" office:value="45278000" calcext:value-type="float">
              <text:p>45,278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Teachers' College (University of Bahrain)</text:p>
            </table:table-cell>
            <table:table-cell table:number-columns-repeated="2" office:value-type="float" office:value="6000000" calcext:value-type="float">
              <text:p>6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Polytechnic</text:p>
            </table:table-cell>
            <table:table-cell table:number-columns-repeated="2" office:value-type="float" office:value="13100000" calcext:value-type="float">
              <text:p>13,1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Quality Assurance Authority</text:p>
            </table:table-cell>
            <table:table-cell table:number-columns-repeated="2" office:value-type="float" office:value="5400000" calcext:value-type="float">
              <text:p>5,4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Food Subsidies</text:p>
            </table:table-cell>
            <table:table-cell table:number-columns-repeated="2" office:value-type="float" office:value="67000000" calcext:value-type="float">
              <text:p>67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it Al-Qura'an</text:p>
            </table:table-cell>
            <table:table-cell table:number-columns-repeated="2" office:value-type="float" office:value="76000" calcext:value-type="float">
              <text:p>76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Shura Council</text:p>
            </table:table-cell>
            <table:table-cell office:value-type="float" office:value="8970000" calcext:value-type="float">
              <text:p>8,970,000 </text:p>
            </table:table-cell>
            <table:table-cell office:value-type="float" office:value="8622000" calcext:value-type="float">
              <text:p>8,622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Districts</text:p>
            </table:table-cell>
            <table:table-cell table:number-columns-repeated="2" office:value-type="float" office:value="5000000" calcext:value-type="float">
              <text:p>5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High Council for Islamic Affairs</text:p>
            </table:table-cell>
            <table:table-cell table:number-columns-repeated="2" office:value-type="float" office:value="3284000" calcext:value-type="float">
              <text:p>3,284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National Audit Court</text:p>
            </table:table-cell>
            <table:table-cell office:value-type="float" office:value="5400000" calcext:value-type="float">
              <text:p>5,400,000 </text:p>
            </table:table-cell>
            <table:table-cell office:value-type="float" office:value="5145000" calcext:value-type="float">
              <text:p>5,145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National Institution for Human Rights</text:p>
            </table:table-cell>
            <table:table-cell table:number-columns-repeated="2" office:value-type="float" office:value="1000000" calcext:value-type="float">
              <text:p>1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Isa Award for Service to Humanity</text:p>
            </table:table-cell>
            <table:table-cell table:number-columns-repeated="2" office:value-type="float" office:value="1000000" calcext:value-type="float">
              <text:p>1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Isa Cutural Centre</text:p>
            </table:table-cell>
            <table:table-cell table:number-columns-repeated="2" office:value-type="float" office:value="1500000" calcext:value-type="float">
              <text:p>1,5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Economic Development Board</text:p>
            </table:table-cell>
            <table:table-cell table:number-columns-repeated="2" office:value-type="float" office:value="6300000" calcext:value-type="float">
              <text:p>6,3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Exhibition &amp; Convention Authority</text:p>
            </table:table-cell>
            <table:table-cell table:number-columns-repeated="2" office:value-type="float" office:value="750000" calcext:value-type="float">
              <text:p>75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Royal Charity Organization</text:p>
            </table:table-cell>
            <table:table-cell table:number-columns-repeated="2" office:value-type="float" office:value="4400000" calcext:value-type="float">
              <text:p>4,4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Representatives Council</text:p>
            </table:table-cell>
            <table:table-cell office:value-type="float" office:value="10744000" calcext:value-type="float">
              <text:p>10,744,000 </text:p>
            </table:table-cell>
            <table:table-cell office:value-type="float" office:value="10403000" calcext:value-type="float">
              <text:p>10,403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Institute for Political Development</text:p>
            </table:table-cell>
            <table:table-cell table:number-columns-repeated="2" office:value-type="float" office:value="1500000" calcext:value-type="float">
              <text:p>1,5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Labour Market Regulatory Authority</text:p>
            </table:table-cell>
            <table:table-cell table:number-columns-repeated="2" office:value-type="float" office:value="7000000" calcext:value-type="float">
              <text:p>7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Social Welfare Fund</text:p>
            </table:table-cell>
            <table:table-cell table:number-columns-repeated="2" office:value-type="float" office:value="26000000" calcext:value-type="float">
              <text:p>26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Institute for Public Administration</text:p>
            </table:table-cell>
            <table:table-cell table:number-columns-repeated="2" office:value-type="float" office:value="2000000" calcext:value-type="float">
              <text:p>2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International Air Show</text:p>
            </table:table-cell>
            <table:table-cell office:value-type="float" office:value="3300000" calcext:value-type="float">
              <text:p>3,300,000 </text:p>
            </table:table-cell>
            <table:table-cell office:value-type="float" office:value="1260000" calcext:value-type="float">
              <text:p>1,26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Centre for Strategic, International and Energy Studies</text:p>
            </table:table-cell>
            <table:table-cell table:number-columns-repeated="2" office:value-type="float" office:value="1500000" calcext:value-type="float">
              <text:p>1,5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Bahrain Internet Exchange</text:p>
            </table:table-cell>
            <table:table-cell table:number-columns-repeated="2" office:value-type="float" office:value="2000000" calcext:value-type="float">
              <text:p>2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National fund to compensate those affected</text:p>
            </table:table-cell>
            <table:table-cell table:number-columns-repeated="2" office:value-type="float" office:value="1000000" calcext:value-type="float">
              <text:p>1,0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Super concil for Health</text:p>
            </table:table-cell>
            <table:table-cell table:number-columns-repeated="2" office:value-type="float" office:value="300000" calcext:value-type="float">
              <text:p>300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Information High Council</text:p>
            </table:table-cell>
            <table:table-cell table:number-columns-repeated="2" office:value-type="float" office:value="300000" calcext:value-type="float">
              <text:p>300,000 </text:p>
            </table:table-cell>
            <table:table-cell table:number-columns-repeated="1020"/>
          </table:table-row>
          <table:table-row table:style-name="ro2">
            <table:table-cell/>
            <table:table-cell table:style-name="ce12" office:value-type="string" calcext:value-type="string">
              <text:p>Accounts Under MOF Control</text:p>
            </table:table-cell>
            <table:table-cell table:style-name="Subtotal" table:formula="of:=SUBTOTAL(9;[.C104:.C118])" office:value-type="float" office:value="629210000" calcext:value-type="float">
              <text:p>629,210,000 </text:p>
            </table:table-cell>
            <table:table-cell table:style-name="ce13" table:formula="of:=SUBTOTAL(9;[.D104:.D118])" office:value-type="float" office:value="612276000" calcext:value-type="float">
              <text:p>612,276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Government Debt Interest</text:p>
              </table:table-cell>
              <table:table-cell table:number-columns-repeated="2" office:value-type="float" office:value="180000000" calcext:value-type="float">
                <text:p>180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ontribution to GCC</text:p>
              </table:table-cell>
              <table:table-cell table:number-columns-repeated="2" office:value-type="float" office:value="7400000" calcext:value-type="float">
                <text:p>7,4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Grants</text:p>
              </table:table-cell>
              <table:table-cell office:value-type="float" office:value="3000000" calcext:value-type="float">
                <text:p>3,000,000 </text:p>
              </table:table-cell>
              <table:table-cell office:value-type="float" office:value="14405000" calcext:value-type="float">
                <text:p>14,40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Share in Pension Fund</text:p>
              </table:table-cell>
              <table:table-cell table:number-columns-repeated="2" office:value-type="float" office:value="800000" calcext:value-type="float">
                <text:p>8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ontribution to United Nations</text:p>
              </table:table-cell>
              <table:table-cell table:number-columns-repeated="2" office:value-type="float" office:value="2650000" calcext:value-type="float">
                <text:p>2,65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scellaneous Commitments</text:p>
              </table:table-cell>
              <table:table-cell table:number-columns-repeated="2" office:value-type="float" office:value="8500000" calcext:value-type="float">
                <text:p>8,5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Obligations and Subsidies for Retirement Systems</text:p>
              </table:table-cell>
              <table:table-cell table:number-columns-repeated="2" office:value-type="float" office:value="16500000" calcext:value-type="float">
                <text:p>16,5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Improve the Standard of Living for Retirees</text:p>
              </table:table-cell>
              <table:table-cell office:value-type="float" office:value="80802000" calcext:value-type="float">
                <text:p>80,802,000 </text:p>
              </table:table-cell>
              <table:table-cell office:value-type="float" office:value="76955000" calcext:value-type="float">
                <text:p>76,95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Other Estimations for Line Ministries &amp; Government Agencies</text:p>
              </table:table-cell>
              <table:table-cell office:value-type="float" office:value="148958000" calcext:value-type="float">
                <text:p>148,958,000 </text:p>
              </table:table-cell>
              <table:table-cell office:value-type="float" office:value="124466000" calcext:value-type="float">
                <text:p>124,466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Reduce Cost of Living for Families</text:p>
              </table:table-cell>
              <table:table-cell table:number-columns-repeated="2" office:value-type="float" office:value="105000000" calcext:value-type="float">
                <text:p>105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Risk Financing</text:p>
              </table:table-cell>
              <table:table-cell table:number-columns-repeated="2" office:value-type="float" office:value="600000" calcext:value-type="float">
                <text:p>6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Early Retirement Scheme</text:p>
              </table:table-cell>
              <table:table-cell table:number-columns-repeated="2" office:value-type="float" office:value="14000000" calcext:value-type="float">
                <text:p>14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The Government's Share in Unemployment Insurance</text:p>
              </table:table-cell>
              <table:table-cell table:number-columns-repeated="2" office:value-type="float" office:value="17000000" calcext:value-type="float">
                <text:p>17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Housing Programme Support (Rent Allowance)</text:p>
              </table:table-cell>
              <table:table-cell table:number-columns-repeated="2" office:value-type="float" office:value="40000000" calcext:value-type="float">
                <text:p>40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Housing Programme Support (Housing Loans Reduction)</text:p>
              </table:table-cell>
              <table:table-cell table:number-columns-repeated="2" office:value-type="float" office:value="4000000" calcext:value-type="float">
                <text:p>4,000,00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8" office:value-type="float" office:value="3064799000" calcext:value-type="float">
            <text:p>3,064,799,000 </text:p>
          </table:table-cell>
          <table:table-cell table:style-name="ce11" office:value-type="float" office:value="2963682000" calcext:value-type="float">
            <text:p>2,963,682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eserve Account</text:p>
          </table:table-cell>
          <table:table-cell office:value-type="float" office:value="91944000" calcext:value-type="float">
            <text:p>91,944,000 </text:p>
          </table:table-cell>
          <table:table-cell office:value-type="float" office:value="88910000" calcext:value-type="float">
            <text:p>88,910,000 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Grand Total</text:p>
          </table:table-cell>
          <table:table-cell table:style-name="ce8" office:value-type="float" office:value="3156743000" calcext:value-type="float">
            <text:p>3,156,743,000 </text:p>
          </table:table-cell>
          <table:table-cell table:style-name="ce11" office:value-type="float" office:value="3052592000" calcext:value-type="float">
            <text:p>3,052,592,000 </text:p>
          </table:table-cell>
          <table:table-cell table:number-columns-repeated="1020"/>
        </table:table-row>
      </table:table>
      <table:table table:name="Government Subsidie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ce4"/>
        <table:table-column table:style-name="co13" table:default-cell-style-name="Content"/>
        <table:table-column table:style-name="co13" table:default-cell-style-name="ce10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Government Subsidies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13 &amp; 2014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lectricity &amp; Water Authority</text:p>
          </table:table-cell>
          <table:table-cell table:formula="of:=['Recurrent Expenditure'.C56]" office:value-type="float" office:value="350000000" calcext:value-type="float">
            <text:p>350,000,000 </text:p>
          </table:table-cell>
          <table:table-cell table:formula="of:=['Recurrent Expenditure'.D56]" office:value-type="float" office:value="350000000" calcext:value-type="float">
            <text:p>350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niversity of Bahrain</text:p>
          </table:table-cell>
          <table:table-cell table:formula="of:=['Recurrent Expenditure'.C76]" office:value-type="float" office:value="45278000" calcext:value-type="float">
            <text:p>45,278,000 </text:p>
          </table:table-cell>
          <table:table-cell table:formula="of:=['Recurrent Expenditure'.D76]" office:value-type="float" office:value="45278000" calcext:value-type="float">
            <text:p>45,278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eachers' College (University of Bahrain)</text:p>
          </table:table-cell>
          <table:table-cell table:formula="of:=['Recurrent Expenditure'.C77]" office:value-type="float" office:value="6000000" calcext:value-type="float">
            <text:p>6,000,000 </text:p>
          </table:table-cell>
          <table:table-cell table:formula="of:=['Recurrent Expenditure'.D77]" office:value-type="float" office:value="6000000" calcext:value-type="float">
            <text:p>6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ahrain Polytechnic</text:p>
          </table:table-cell>
          <table:table-cell table:formula="of:=['Recurrent Expenditure'.C78]" office:value-type="float" office:value="13100000" calcext:value-type="float">
            <text:p>13,100,000 </text:p>
          </table:table-cell>
          <table:table-cell table:formula="of:=['Recurrent Expenditure'.D78]" office:value-type="float" office:value="13100000" calcext:value-type="float">
            <text:p>13,1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ood Subsidies</text:p>
          </table:table-cell>
          <table:table-cell table:formula="of:=['Recurrent Expenditure'.C80]" office:value-type="float" office:value="67000000" calcext:value-type="float">
            <text:p>67,000,000 </text:p>
          </table:table-cell>
          <table:table-cell table:formula="of:=['Recurrent Expenditure'.D80]" office:value-type="float" office:value="67000000" calcext:value-type="float">
            <text:p>67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oyal Charity Organization</text:p>
          </table:table-cell>
          <table:table-cell table:formula="of:=['Recurrent Expenditure'.C91]" office:value-type="float" office:value="4400000" calcext:value-type="float">
            <text:p>4,400,000 </text:p>
          </table:table-cell>
          <table:table-cell table:formula="of:=['Recurrent Expenditure'.D91]" office:value-type="float" office:value="4400000" calcext:value-type="float">
            <text:p>4,4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ocial Welfare Fund</text:p>
          </table:table-cell>
          <table:table-cell table:formula="of:=['Recurrent Expenditure'.C95]" office:value-type="float" office:value="26000000" calcext:value-type="float">
            <text:p>26,000,000 </text:p>
          </table:table-cell>
          <table:table-cell table:formula="of:=['Recurrent Expenditure'.D95]" office:value-type="float" office:value="26000000" calcext:value-type="float">
            <text:p>26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ousing Programme Support (Rent Allowance)</text:p>
          </table:table-cell>
          <table:table-cell table:formula="of:=['Recurrent Expenditure'.C117]" office:value-type="float" office:value="40000000" calcext:value-type="float">
            <text:p>40,000,000 </text:p>
          </table:table-cell>
          <table:table-cell table:formula="of:=['Recurrent Expenditure'.D117]" office:value-type="float" office:value="40000000" calcext:value-type="float">
            <text:p>40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ousing Programme Support (Housing Loans Reduction)</text:p>
          </table:table-cell>
          <table:table-cell table:formula="of:=['Recurrent Expenditure'.C118]" office:value-type="float" office:value="4000000" calcext:value-type="float">
            <text:p>4,000,000 </text:p>
          </table:table-cell>
          <table:table-cell table:formula="of:=['Recurrent Expenditure'.D118]" office:value-type="float" office:value="4000000" calcext:value-type="float">
            <text:p>4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duce Cost of Living for Families</text:p>
          </table:table-cell>
          <table:table-cell table:formula="of:=['Recurrent Expenditure'.C113]" office:value-type="float" office:value="105000000" calcext:value-type="float">
            <text:p>105,000,000 </text:p>
          </table:table-cell>
          <table:table-cell table:formula="of:=['Recurrent Expenditure'.D113]" office:value-type="float" office:value="105000000" calcext:value-type="float">
            <text:p>105,000,000 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Total</text:p>
          </table:table-cell>
          <table:table-cell table:style-name="ce8" table:formula="of:=SUM([.C8:.C17])" office:value-type="float" office:value="660778000" calcext:value-type="float">
            <text:p>660,778,000 </text:p>
          </table:table-cell>
          <table:table-cell table:style-name="ce11" table:formula="of:=SUM([.D8:.D17])" office:value-type="float" office:value="660778000" calcext:value-type="float">
            <text:p>660,778,000 </text:p>
          </table:table-cell>
          <table:table-cell table:number-columns-repeated="1020"/>
        </table:table-row>
      </table:table>
      <table:table table:name="Project Expenditure" table:style-name="ta5">
        <office:forms form:automatic-focus="false" form:apply-design-mode="false"/>
        <table:table-column table:style-name="co14" table:default-cell-style-name="Default"/>
        <table:table-column table:style-name="co15" table:default-cell-style-name="ce4"/>
        <table:table-column table:style-name="co16" table:default-cell-style-name="Content"/>
        <table:table-column table:style-name="co16" table:default-cell-style-name="ce10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Projec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13 &amp; 2014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-group>
          <table:table-row table:style-name="ro2">
            <table:table-cell/>
            <table:table-cell table:style-name="ce12" office:value-type="string" calcext:value-type="string">
              <text:p>Public Administration Sector</text:p>
            </table:table-cell>
            <table:table-cell table:style-name="Subtotal" table:formula="of:=SUBTOTAL(9;[.C9:.C19])" office:value-type="float" office:value="61758000" calcext:value-type="float">
              <text:p>61,758,000 </text:p>
            </table:table-cell>
            <table:table-cell table:style-name="ce13" table:formula="of:=SUBTOTAL(9;[.D9:.D19])" office:value-type="float" office:value="65923000" calcext:value-type="float">
              <text:p>65,923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Interior</text:p>
              </table:table-cell>
              <table:table-cell table:number-columns-repeated="2" office:value-type="float" office:value="30000000" calcext:value-type="float">
                <text:p>30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First Deputy of H.R.H The Prime Minister Office</text:p>
              </table:table-cell>
              <table:table-cell table:number-columns-repeated="2" office:value-type="float" office:value="3000000" calcext:value-type="float">
                <text:p>3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Foreign Affairs</text:p>
              </table:table-cell>
              <table:table-cell table:number-columns-repeated="2" office:value-type="float" office:value="2000000" calcext:value-type="float">
                <text:p>2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Justice &amp; Islamic Affairs &amp; Awqaf (Justice Affairs)</text:p>
              </table:table-cell>
              <table:table-cell office:value-type="float" office:value="950000" calcext:value-type="float">
                <text:p>950,000 </text:p>
              </table:table-cell>
              <table:table-cell office:value-type="float" office:value="1150000" calcext:value-type="float">
                <text:p>1,15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National Guard</text:p>
              </table:table-cell>
              <table:table-cell table:number-columns-repeated="2" office:value-type="float" office:value="7000000" calcext:value-type="float">
                <text:p>7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ivil Service Bureau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entral Informatics &amp; Communications Organization</text:p>
              </table:table-cell>
              <table:table-cell office:value-type="float" office:value="4508000" calcext:value-type="float">
                <text:p>4,508,000 </text:p>
              </table:table-cell>
              <table:table-cell office:value-type="float" office:value="4804000" calcext:value-type="float">
                <text:p>4,804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Justice &amp; Islamic Affairs &amp; Awqaf (Islamic Affairs)</text:p>
              </table:table-cell>
              <table:table-cell table:number-columns-repeated="2" office:value-type="float" office:value="800000" calcext:value-type="float">
                <text:p>8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Survey &amp; Land Registration Bureau</text:p>
              </table:table-cell>
              <table:table-cell office:value-type="float" office:value="1500000" calcext:value-type="float">
                <text:p>1,500,000 </text:p>
              </table:table-cell>
              <table:table-cell office:value-type="float" office:value="3373000" calcext:value-type="float">
                <text:p>3,373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ustoms Affairs</text:p>
              </table:table-cell>
              <table:table-cell office:value-type="float" office:value="1000000" calcext:value-type="float">
                <text:p>1,000,000 </text:p>
              </table:table-cell>
              <table:table-cell office:value-type="float" office:value="2796000" calcext:value-type="float">
                <text:p>2,796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King Hamad University Hospital</text:p>
              </table:table-cell>
              <table:table-cell table:number-columns-repeated="2" office:value-type="float" office:value="10000000" calcext:value-type="float">
                <text:p>10,0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Social Services Sector</text:p>
            </table:table-cell>
            <table:table-cell table:style-name="Subtotal" table:formula="of:=SUBTOTAL(9;[.C21:.C27])" office:value-type="float" office:value="55426000" calcext:value-type="float">
              <text:p>55,426,000 </text:p>
            </table:table-cell>
            <table:table-cell table:style-name="ce13" table:formula="of:=SUBTOTAL(9;[.D21:.D27])" office:value-type="float" office:value="65352000" calcext:value-type="float">
              <text:p>65,352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Education</text:p>
              </table:table-cell>
              <table:table-cell office:value-type="float" office:value="12052000" calcext:value-type="float">
                <text:p>12,052,000 </text:p>
              </table:table-cell>
              <table:table-cell office:value-type="float" office:value="12002000" calcext:value-type="float">
                <text:p>12,002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Health</text:p>
              </table:table-cell>
              <table:table-cell office:value-type="float" office:value="13053000" calcext:value-type="float">
                <text:p>13,053,000 </text:p>
              </table:table-cell>
              <table:table-cell office:value-type="float" office:value="12866000" calcext:value-type="float">
                <text:p>12,866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Labour</text:p>
              </table:table-cell>
              <table:table-cell office:value-type="float" office:value="200000" calcext:value-type="float">
                <text:p>200,000 </text:p>
              </table:table-cell>
              <table:table-cell office:value-type="float" office:value="216000" calcext:value-type="float">
                <text:p>216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General Organization for Youth &amp; Sports</text:p>
              </table:table-cell>
              <table:table-cell office:value-type="float" office:value="9502000" calcext:value-type="float">
                <text:p>9,502,000 </text:p>
              </table:table-cell>
              <table:table-cell office:value-type="float" office:value="14400000" calcext:value-type="float">
                <text:p>14,4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Social Development</text:p>
              </table:table-cell>
              <table:table-cell office:value-type="float" office:value="522000" calcext:value-type="float">
                <text:p>522,000 </text:p>
              </table:table-cell>
              <table:table-cell office:value-type="float" office:value="1765000" calcext:value-type="float">
                <text:p>1,765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Information Affairs Authority</text:p>
              </table:table-cell>
              <table:table-cell office:value-type="float" office:value="9600000" calcext:value-type="float">
                <text:p>9,600,000 </text:p>
              </table:table-cell>
              <table:table-cell office:value-type="float" office:value="9862000" calcext:value-type="float">
                <text:p>9,862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Culture</text:p>
              </table:table-cell>
              <table:table-cell office:value-type="float" office:value="10497000" calcext:value-type="float">
                <text:p>10,497,000 </text:p>
              </table:table-cell>
              <table:table-cell office:value-type="float" office:value="14241000" calcext:value-type="float">
                <text:p>14,241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Economic Services Sector</text:p>
            </table:table-cell>
            <table:table-cell table:style-name="Subtotal" table:formula="of:=SUBTOTAL(9;[.C29:.C30])" office:value-type="float" office:value="15501000" calcext:value-type="float">
              <text:p>15,501,000 </text:p>
            </table:table-cell>
            <table:table-cell table:style-name="ce13" table:formula="of:=SUBTOTAL(9;[.D29:.D30])" office:value-type="float" office:value="15213000" calcext:value-type="float">
              <text:p>15,213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Industry &amp; Commerce</text:p>
              </table:table-cell>
              <table:table-cell office:value-type="float" office:value="8501000" calcext:value-type="float">
                <text:p>8,501,000 </text:p>
              </table:table-cell>
              <table:table-cell office:value-type="float" office:value="8213000" calcext:value-type="float">
                <text:p>8,213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Finance</text:p>
              </table:table-cell>
              <table:table-cell table:number-columns-repeated="2" office:value-type="float" office:value="7000000" calcext:value-type="float">
                <text:p>7,0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Infrastructure Sector</text:p>
            </table:table-cell>
            <table:table-cell table:style-name="Subtotal" table:formula="of:=SUBTOTAL(9;[.C32:.C34])" office:value-type="float" office:value="226845000" calcext:value-type="float">
              <text:p>226,845,000 </text:p>
            </table:table-cell>
            <table:table-cell table:style-name="ce13" table:formula="of:=SUBTOTAL(9;[.D32:.D34])" office:value-type="float" office:value="230632000" calcext:value-type="float">
              <text:p>230,632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Housing</text:p>
              </table:table-cell>
              <table:table-cell table:number-columns-repeated="2" office:value-type="float" office:value="120000000" calcext:value-type="float">
                <text:p>120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Works</text:p>
              </table:table-cell>
              <table:table-cell office:value-type="float" office:value="98705000" calcext:value-type="float">
                <text:p>98,705,000 </text:p>
              </table:table-cell>
              <table:table-cell office:value-type="float" office:value="102242000" calcext:value-type="float">
                <text:p>102,242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Transportation</text:p>
              </table:table-cell>
              <table:table-cell office:value-type="float" office:value="8140000" calcext:value-type="float">
                <text:p>8,140,000 </text:p>
              </table:table-cell>
              <table:table-cell office:value-type="float" office:value="8390000" calcext:value-type="float">
                <text:p>8,39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Miscellaneous Budget</text:p>
            </table:table-cell>
            <table:table-cell table:style-name="Subtotal" table:formula="of:=SUBTOTAL(9;[.C36:.C38])" office:value-type="float" office:value="16350000" calcext:value-type="float">
              <text:p>16,350,000 </text:p>
            </table:table-cell>
            <table:table-cell table:style-name="ce13" table:formula="of:=SUBTOTAL(9;[.D36:.D38])" office:value-type="float" office:value="13760000" calcext:value-type="float">
              <text:p>13,760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Municipalities Affairs &amp; Urban Planning</text:p>
              </table:table-cell>
              <table:table-cell office:value-type="float" office:value="15000000" calcext:value-type="float">
                <text:p>15,000,000 </text:p>
              </table:table-cell>
              <table:table-cell office:value-type="float" office:value="12910000" calcext:value-type="float">
                <text:p>12,91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Supreme Council for the Environment</text:p>
              </table:table-cell>
              <table:table-cell office:value-type="float" office:value="1150000" calcext:value-type="float">
                <text:p>1,150,000 </text:p>
              </table:table-cell>
              <table:table-cell office:value-type="float" office:value="650000" calcext:value-type="float">
                <text:p>65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Tender &amp; Auctions Board</text:p>
              </table:table-cell>
              <table:table-cell table:number-columns-repeated="2" office:value-type="float" office:value="200000" calcext:value-type="float">
                <text:p>2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2" office:value-type="string" calcext:value-type="string">
              <text:p>Transfer Budget</text:p>
            </table:table-cell>
            <table:table-cell table:style-name="Subtotal" table:formula="of:=SUBTOTAL(9;[.C40:.C45])" office:value-type="float" office:value="175120000" calcext:value-type="float">
              <text:p>175,120,000 </text:p>
            </table:table-cell>
            <table:table-cell table:style-name="ce13" table:formula="of:=SUBTOTAL(9;[.D40:.D45])" office:value-type="float" office:value="180620000" calcext:value-type="float">
              <text:p>180,620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University of Bahrain</text:p>
              </table:table-cell>
              <table:table-cell table:number-columns-repeated="2" office:value-type="float" office:value="4000000" calcext:value-type="float">
                <text:p>4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High Council for Islamic Affairs</text:p>
              </table:table-cell>
              <table:table-cell table:number-columns-repeated="2" office:value-type="float" office:value="1620000" calcext:value-type="float">
                <text:p>1,62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Economic Development Board</text:p>
              </table:table-cell>
              <table:table-cell table:number-columns-repeated="2" office:value-type="float" office:value="13000000" calcext:value-type="float">
                <text:p>13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E. Government Authority</text:p>
              </table:table-cell>
              <table:table-cell table:number-columns-repeated="2" office:value-type="float" office:value="8000000" calcext:value-type="float">
                <text:p>8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Gulf Air Company</text:p>
              </table:table-cell>
              <table:table-cell office:value-type="float" office:value="75000000" calcext:value-type="float">
                <text:p>75,000,000 </text:p>
              </table:table-cell>
              <table:table-cell office:value-type="float" office:value="95000000" calcext:value-type="float">
                <text:p>95,00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Various Capital Projects</text:p>
              </table:table-cell>
              <table:table-cell office:value-type="float" office:value="73500000" calcext:value-type="float">
                <text:p>73,500,000 </text:p>
              </table:table-cell>
              <table:table-cell office:value-type="float" office:value="59000000" calcext:value-type="float">
                <text:p>59,000,00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8" table:formula="of:=SUBTOTAL(9;[.C8:.C45])" office:value-type="float" office:value="551000000" calcext:value-type="float">
            <text:p>551,000,000 </text:p>
          </table:table-cell>
          <table:table-cell table:style-name="ce11" table:formula="of:=SUBTOTAL(9;[.D8:.D45])" office:value-type="float" office:value="571500000" calcext:value-type="float">
            <text:p>571,500,000 </text:p>
          </table:table-cell>
          <table:table-cell table:number-columns-repeated="1020"/>
        </table:table-row>
        <table:table-row table:style-name="ro3" table:number-rows-repeated="7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</table:table>
      <table:table table:name="Municipalities" table:style-name="ta6">
        <office:forms form:automatic-focus="false" form:apply-design-mode="false"/>
        <table:table-column table:style-name="co17" table:default-cell-style-name="Default"/>
        <table:table-column table:style-name="co18" table:default-cell-style-name="Heading"/>
        <table:table-column table:style-name="co16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office:value-type="string" calcext:value-type="string">
            <text:p>Table 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enue &amp; Expenditure of Municipali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Fiscal Years 2013 &amp; 2014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2013" calcext:value-type="float">
            <text:p>2013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Municipalities Revenue</text:p>
          </table:table-cell>
          <table:table-cell table:style-name="Content" office:value-type="float" office:value="60000000" calcext:value-type="float">
            <text:p>60,000,000 </text:p>
          </table:table-cell>
          <table:table-cell table:style-name="ce10" office:value-type="float" office:value="60000000" calcext:value-type="float">
            <text:p>60,000,000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string" calcext:value-type="string">
            <text:p>Municipalities Expenditure</text:p>
          </table:table-cell>
          <table:table-cell table:style-name="ce15" office:value-type="float" office:value="60000000" calcext:value-type="float">
            <text:p>60,000,000 </text:p>
          </table:table-cell>
          <table:table-cell table:style-name="ce16" office:value-type="float" office:value="60000000" calcext:value-type="float">
            <text:p>60,000,000 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able-cell-properties style:rotation-align="none" style:vertical-align="bottom" loext:vertical-justify="auto"/>
      <style:paragraph-properties css3t:text-justify="auto"/>
      <style:text-properties style:font-name="Liberation Sans1" fo:font-family="'Liberation Sans'" style:font-style-name="Regular" style:font-pitch="variable" style:font-name-asian="Noto Sans CJK SC Regular" style:font-family-asian="'Noto Sans CJK SC Regular'" style:font-family-generic-asian="system" style:font-pitch-asian="variable" style:font-name-complex="Liberation Sans1" style:font-family-complex="'Liberation Sans'" style:font-style-name-complex="Regular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normal" fo:font-weight="bold"/>
    </style:style>
    <style:style style:name="Heading1" style:family="table-cell" style:parent-style-name="Heading" style:data-style-name="N100">
      <style:table-cell-properties style:text-align-source="fix" style:repeat-content="false" fo:padding-bottom="0.99pt" fo:padding-left="0.99pt" fo:padding-right="0.99pt" fo:padding-top="7.99pt" style:rotation-angle="0" loext:vertical-justify="auto"/>
      <style:paragraph-properties fo:text-align="start" css3t:text-justify="auto"/>
    </style:style>
    <style:style style:name="Content" style:family="table-cell" style:parent-style-name="Default" style:data-style-name="N106"/>
    <style:style style:name="Subtotal" style:family="table-cell" style:parent-style-name="Content">
      <style:table-cell-properties fo:padding-bottom="0.99pt" fo:padding-left="0.99pt" fo:padding-right="0.99pt" fo:padding-top="7.99pt"/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overnment_20_Subsidies" style:display-name="PageStyle_Government Subsid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nicipalities" style:display-name="PageStyle_Municipal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13T15:13:19.622912695</dc:date>
    <meta:editing-cycles>21</meta:editing-cycles>
    <meta:editing-duration>PT1H14M15S</meta:editing-duration>
    <meta:generator>LibreOffice/5.2.2.2$Linux_X86_64 LibreOffice_project/20m0$Build-2</meta:generator>
    <meta:document-statistic meta:table-count="6" meta:cell-count="719" meta:object-count="0"/>
  </office:meta>
</office:document-meta>
</file>